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9752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3_distanceAlgorithm_PROBABILITY_Algorithms_MAGNETIC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2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ILE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opalnia_DATASIZE_200_KNN_3_distanceAlgorithm_PROBABILITY_Algorithms_RSSI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7T22:38:04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